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db121" officeooo:paragraph-rsid="001db121"/>
    </style:style>
    <style:style style:name="P3" style:family="paragraph" style:parent-style-name="Standard">
      <style:paragraph-properties fo:text-align="center" style:justify-single-word="false"/>
      <style:text-properties officeooo:rsid="001db121" officeooo:paragraph-rsid="001db121"/>
    </style:style>
    <style:style style:name="P4" style:family="paragraph" style:parent-style-name="Standard">
      <style:text-properties fo:font-style="italic" officeooo:rsid="001db121" officeooo:paragraph-rsid="001db121" style:font-style-asian="italic" style:font-style-complex="italic"/>
    </style:style>
    <style:style style:name="P5" style:family="paragraph" style:parent-style-name="Standard">
      <style:text-properties officeooo:rsid="001dd427" officeooo:paragraph-rsid="001dd427"/>
    </style:style>
    <style:style style:name="P6" style:family="paragraph" style:parent-style-name="Standard" style:list-style-name="L1">
      <style:text-properties officeooo:rsid="001dd427" officeooo:paragraph-rsid="001dd427"/>
    </style:style>
    <style:style style:name="P7" style:family="paragraph" style:parent-style-name="Standard">
      <style:text-properties officeooo:rsid="001dd427" officeooo:paragraph-rsid="001e4ee1"/>
    </style:style>
    <style:style style:name="P8" style:family="paragraph" style:parent-style-name="Standard">
      <style:text-properties officeooo:rsid="001dd427" officeooo:paragraph-rsid="001faa24"/>
    </style:style>
    <style:style style:name="P9" style:family="paragraph" style:parent-style-name="Standard">
      <style:text-properties officeooo:rsid="001e4ee1" officeooo:paragraph-rsid="001e4ee1"/>
    </style:style>
    <style:style style:name="P10" style:family="paragraph" style:parent-style-name="Standard">
      <style:text-properties officeooo:rsid="001e4ee1" officeooo:paragraph-rsid="00212862"/>
    </style:style>
    <style:style style:name="P11" style:family="paragraph" style:parent-style-name="Standard">
      <style:text-properties officeooo:rsid="00212862" officeooo:paragraph-rsid="00212862"/>
    </style:style>
    <style:style style:name="P12" style:family="paragraph" style:parent-style-name="Standard">
      <style:text-properties officeooo:rsid="002140f3" officeooo:paragraph-rsid="002140f3"/>
    </style:style>
    <style:style style:name="P13" style:family="paragraph" style:parent-style-name="Standard">
      <style:text-properties officeooo:rsid="0021519d" officeooo:paragraph-rsid="001dd427"/>
    </style:style>
    <style:style style:name="P14" style:family="paragraph" style:parent-style-name="Standard">
      <style:text-properties officeooo:rsid="0021519d" officeooo:paragraph-rsid="0021519d"/>
    </style:style>
    <style:style style:name="T1" style:family="text">
      <style:text-properties officeooo:rsid="001dd427"/>
    </style:style>
    <style:style style:name="T2" style:family="text">
      <style:text-properties officeooo:rsid="001de147"/>
    </style:style>
    <style:style style:name="T3" style:family="text">
      <style:text-properties officeooo:rsid="001e4ee1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faa24"/>
    </style:style>
    <style:style style:name="T6" style:family="text">
      <style:text-properties style:text-position="super 58%" officeooo:rsid="002140f3"/>
    </style:style>
    <style:style style:name="T7" style:family="text">
      <style:text-properties officeooo:rsid="001faa24"/>
    </style:style>
    <style:style style:name="T8" style:family="text">
      <style:text-properties officeooo:rsid="00212862"/>
    </style:style>
    <style:style style:name="T9" style:family="text">
      <style:text-properties officeooo:rsid="002140f3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21ac2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ime Model of Sensory Experience</text:p>
      <text:p text:style-name="P3">by Sven Nilsen, 2022</text:p>
      <text:p text:style-name="P2"/>
      <text:p text:style-name="P4">In this paper I introduce a simple model of sensory experience based on prime numbers.</text:p>
      <text:p text:style-name="P2"/>
      <text:p text:style-name="P2">One property of sensory experience<text:span text:style-name="T4"><text:reference-ref text:reference-format="text" text:ref-name="sense data">[1]</text:reference-ref></text:span>, is that one can imagine a being, a sensory oracle, which has access to all possible sensory experiences. If there is a such thing, then any sensory experience that I can have, can also be experienced by the sensory oracle. <text:span text:style-name="T9">Reasoning about a such sensory oracle makes sense from the perspective of zen-consistency in Naive Zen Logic</text:span><text:span text:style-name="T6"><text:reference-ref text:reference-format="text" text:ref-name="naive zen logic">[2]</text:reference-ref></text:span><text:span text:style-name="T9">.</text:span></text:p>
      <text:p text:style-name="P2"/>
      <text:p text:style-name="P2">A second property of sensory experience, is that it can be a combination of familiar sensory experiences. For example, if I see red and I see blue, I might one day see both red and blue.</text:p>
      <text:p text:style-name="P2"/>
      <text:p text:style-name="P2">A third property of sensory experience, is that when it doubles in intensity, it does not change qualitatively. This means, I can not in principle know what it is like to see blue in isolation and compare it to see twice the amount of blueness, without having some reference sensory experience <text:span text:style-name="T1">at the same time</text:span> to compare <text:span text:style-name="T1">the relative amount of blueness with</text:span>. <text:span text:style-name="T8">With other words, how I can distinguish one sensory experience qualitatively from another, is by the ratios of relative intensity.</text:span></text:p>
      <text:p text:style-name="P2"/>
      <text:p text:style-name="P5">The three properties above can be encoded in a simple model that uses prime numbers<text:span text:style-name="T4"><text:reference-ref text:reference-format="text" text:ref-name="prime number">[3]</text:reference-ref></text:span>:</text:p>
      <text:p text:style-name="P5"/>
      <text:list xml:id="list2930170100" text:style-name="L1">
        <text:list-item>
          <text:p text:style-name="P6">The sensory oracle corresponds to enumerating all natural numbers</text:p>
        </text:list-item>
        <text:list-item>
          <text:p text:style-name="P6">A combination of familiar experiences is a composite number</text:p>
        </text:list-item>
        <text:list-item>
          <text:p text:style-name="P6">Invariant quality of sensory experience corresponds to factoring out shared prime exponents</text:p>
        </text:list-item>
      </text:list>
      <text:p text:style-name="P5"/>
      <text:p text:style-name="P9">It is unknown how the sensory oracle arranges its possible sensory experiences. However, no matter what kind of sensory experience one has, there is a corresponding number in the sensory oracle.</text:p>
      <text:p text:style-name="P9"/>
      <text:p text:style-name="P9">The sensory oracle can also distinguish intensified sensory experiences qualitatively from each other. <text:span text:style-name="T8">I</text:span>f I have an experience `x`, then `x<text:span text:style-name="T4">n</text:span>` where `n : ℕ ⋀ (&gt; 0)` are ambiguous <text:span text:style-name="T8">to `x`</text:span>. To model this ambiguity, I pick the smallest number as representative of some class of ambiguous sensations.</text:p>
      <text:p text:style-name="P9"/>
      <text:p text:style-name="P10">These numbers, <text:span text:style-name="T7">which are qualitatively different by introspection,</text:span></text:p>
      <text:p text:style-name="P10"><text:span text:style-name="T7">form a set of natural numbers in the sensory oracle:</text:span></text:p>
      <text:p text:style-name="P7"/>
      <text:p text:style-name="P7"><text:tab/><text:span text:style-name="T3">qualitative_</text:span><text:span text:style-name="T7">sensation := \(x : </text:span><text:span text:style-name="Citation"><text:span text:style-name="T7">ℕ</text:span></text:span><text:span text:style-name="T7">) = ¬∃ n : </text:span><text:span text:style-name="Citation"><text:span text:style-name="T7">ℕ</text:span></text:span><text:span text:style-name="T7">, y : </text:span><text:span text:style-name="Citation"><text:span text:style-name="T7">ℕ</text:span></text:span><text:span text:style-name="T7"> { (n &gt; 1) ⋀ (y</text:span><text:span text:style-name="T5">n</text:span><text:span text:style-name="T7"> == x) }</text:span></text:p>
      <text:p text:style-name="P8"/>
      <text:p text:style-name="P8"><text:tab/><text:span text:style-name="T3">qualitative_sensation : ℕ → </text:span><text:span text:style-name="Citation"><text:span text:style-name="T3">𝔹</text:span></text:span></text:p>
      <text:p text:style-name="P5"/>
      <text:p text:style-name="P11">The sequence of numbers below 100 where `x : [qualitative_sensation] true`:</text:p>
      <text:p text:style-name="P5"/>
      <text:p text:style-name="P5"><text:tab/>2, 3, 5, 6, 7, 10, 11, 12, <text:span text:style-name="T2">13, 14, 15, 17, 18, 19, 20, 21, 22, 23, 24, 26, 28, 29,<text:line-break/><text:tab/>30, 31, 33, 34, 35, 37, 38, 39, 40, 41, 42, 43, 44, 45, 46, 47, 48,<text:line-break/><text:tab/>50, 51, 52, 53, 54, 55, 56, 57, 58, 59, 60, 61, 62, 63, 65, 66, 67, 68, 69,<text:line-break/><text:tab/>70, 71, 72, 73, 74, 75, 76, 78, 79, 80, 83, 84, 85, 86, 87, 88, 89,<text:line-break/><text:tab/>90, 91, 92, 93, 94, 95, 96, 97, 98, 99</text:span></text:p>
      <text:p text:style-name="P13"/>
      <text:p text:style-name="P14">Different models of sensory experience can be classified relative to this <text:span text:style-name="T11">simple </text:span>model,<text:line-break/>e.g. whether all prime base exponents are finite (finite relative intensity resolution),<text:line-break/>or <text:span text:style-name="T11">e.g. </text:span>whether the set of possible primes is finite (<text:span text:style-name="T11">finite possible authentic sensory experiences).</text:span></text:p>
      <text:h text:style-name="P1" text:outline-level="3">References:</text:h>
      <text:p text:style-name="P12"/>
      <text:p text:style-name="P12"><text:reference-mark-start text:name="sense data"/>[1]<text:reference-mark-end text:name="sense data"/><text:tab/>“Sense data”</text:p>
      <text:p text:style-name="P12"><text:tab/>Wikipedia</text:p>
      <text:p text:style-name="P12"><text:tab/><text:a xlink:type="simple" xlink:href="https://en.wikipedia.org/wiki/Sense_data" text:style-name="Internet_20_link" text:visited-style-name="Visited_20_Internet_20_Link"><text:span text:style-name="T10">https://en.wikipedia.org/wiki/Sense_data</text:span></text:a></text:p>
      <text:p text:style-name="P12"/>
      <text:p text:style-name="P12"><text:reference-mark-start text:name="naive zen logic"/>[2]<text:reference-mark-end text:name="naive zen logic"/><text:tab/>“Naive Zen Logic”</text:p>
      <text:p text:style-name="P12"><text:tab/>Sven Nilsen, 2018</text:p>
      <text:p text:style-name="P12"><text:tab/><text:a xlink:type="simple" xlink:href="https://github.com/advancedresearch/path_semantics/blob/master/papers-wip/naive-zen-logic.pdf" text:style-name="Internet_20_link" text:visited-style-name="Visited_20_Internet_20_Link"><text:span text:style-name="T10">https://github.com/advancedresearch/path_semantics/blob/master/papers-wip/naive-zen-logic.pdf</text:span></text:a></text:p>
      <text:p text:style-name="P12"/>
      <text:p text:style-name="P12"><text:reference-mark-start text:name="prime number"/>[3]<text:reference-mark-end text:name="prime number"/><text:tab/>“Prime number”</text:p>
      <text:p text:style-name="P12"><text:tab/>Wikipedia</text:p>
      <text:p text:style-name="P12"><text:tab/><text:a xlink:type="simple" xlink:href="https://en.wikipedia.org/wiki/Prime_number" text:style-name="Internet_20_link" text:visited-style-name="Visited_20_Internet_20_Link"><text:span text:style-name="T10">https://en.wikipedia.org/wiki/Prime_number</text:span></text:a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5T11:20:31.303985498</meta:creation-date>
    <dc:date>2022-04-15T12:46:46.131152011</dc:date>
    <meta:editing-duration>PT2M22S</meta:editing-duration>
    <meta:editing-cycles>1</meta:editing-cycles>
    <meta:document-statistic meta:table-count="0" meta:image-count="0" meta:object-count="0" meta:page-count="2" meta:paragraph-count="29" meta:word-count="533" meta:character-count="3182" meta:non-whitespace-character-count="2668"/>
    <meta:generator>LibreOffice/7.2.2.2$MacOSX_X86_64 LibreOffice_project/02b2acce88a210515b4a5bb2e46cbfb63fe97d56</meta:generator>
  </office:meta>
</office:document-meta>
</file>